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rapport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salariés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gouvernance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savoir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humain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gestion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durable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approche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programme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ou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fournisseurs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société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achats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éthique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groupe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services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string">
            <text:p>rse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externe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produits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conformité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rdd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réseaux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sécurité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conseil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niveau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réseau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risques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formation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réduire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vie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données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voir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activités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travail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fondation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diversité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partie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client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monde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nsommation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programmes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bell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ité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carbon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munication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nombr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atière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empreinte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mondial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processus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santé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politique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stratégie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non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indicateurs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haut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interne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plans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performances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technologies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prenantes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responsabilité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projets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dialogu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directeur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protection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labs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cadr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recherch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intégral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prix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auprès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contr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talents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numériqu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ensibilisation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évaluation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réduction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performanc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entreprises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jeunes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sein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développer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trois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œuvr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deux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fait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systèmes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comm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reporting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pays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râc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responsables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permet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communautés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qualité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mis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chaîn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suivi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principe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dirigeants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objectif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plac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nitiatives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ystèm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améliorer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sociaux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responsabl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sites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lors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depuis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engagements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servic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exigences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débit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membres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nouveaux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environnementaux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droits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secteur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ic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pratiques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référenc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résultats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visant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llaborateurs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économiqu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objectifs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mesures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moins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lutt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étences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politiques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foru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essources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llaboration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normes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nitiativ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otif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privé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pilotag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agir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fois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valeurs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pact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mieux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mobil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via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nformation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bénévolat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accès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cour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ôl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marché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projet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plan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femmes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permis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faibl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besoins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énergétiqu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bonnes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nouvelles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nnovation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unies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général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économi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bonn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déontologi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transpor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par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bilan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ba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égion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ompt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pourcentag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partenariat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corruption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domaines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permettr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concernant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gri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social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outils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critères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déchets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potentiel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ouvell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fair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ouveau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début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répondr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temps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cycle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long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égalité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nternes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cas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vidéo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entrepris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sans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valorisation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respect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anné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équipes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ndicateur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environnemental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artenaires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locales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renforcer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ben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après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aussi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nduit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mettr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actionnaires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travaux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manièr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environnemental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tableau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épon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technologi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mpac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personnelle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harg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source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articipé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relative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xplicatio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lusieur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amélioratio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vérificatio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tonne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selo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érimètr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nvironn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bu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n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mental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echniq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atisfaction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encor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matériaux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alarié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zone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elativ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équipement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roblème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ero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différente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ag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flexibilité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renseigner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romouvoir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hotlin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foncti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centr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très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rodui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avantages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ddr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riorités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grand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rotocol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rincipaux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solution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articipation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spécifiques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liées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rogrès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ugmenté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direct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inq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opportunités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liés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ompris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ission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eilleur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outil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arti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réalité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aux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ontinuité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eu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esur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ign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lé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ccéder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eadership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faveur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reentouch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ntrôl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ocial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traver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rogression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reçu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fidélisation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dministrateur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ermetta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effe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natur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énération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rrespondanc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organisé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hilanthropi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va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almarè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efficacité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limatiq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roissanc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of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situation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smar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lancé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loi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ersonne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éorganisation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gaz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for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humaine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stitutionnelle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adre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remièr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mesurer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apacités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world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vi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ri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stratégiq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hez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remier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restructuratio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nd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oup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nternational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termes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attracto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roductio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lieu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carrièr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rofessionnell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kg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ociétal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estiné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garantir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téléchargez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vers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techniques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ehs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omme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tan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omain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enfants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certificatio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arketing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comptes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visez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dispositif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armi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nd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ternational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éléments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ersonnel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communauté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fournir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ostes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enquêtes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villes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votr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udits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électio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effectifs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rendr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ropo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quêt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naly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mériqu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effort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ournisseur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lliard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lanification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tteindr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avoriser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lateform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ccord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édui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wef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ransparenc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ya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ommission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vill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uivant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offr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ternational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dépendanc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transformation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rofessionnelle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tratégique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croisé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décembr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outr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émunération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pplication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quatr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diver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capacité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futur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embr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dix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ssurer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onvention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onception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obiles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ider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verwaayen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hercheurs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étudiants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éfis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har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illeurs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émarch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représenta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total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odules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ontrôles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entres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mpacts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onsortium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terne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télétravail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outenir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ésormais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éfinir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ontribution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ructur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éclaration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novembr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ifférents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martphon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leaders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réation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organisation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réer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rocédures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obtenu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ecteurs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ôtés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young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v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ourc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respecter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ection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ondial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risq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catégori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angereux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emand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articulier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euxièm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crise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toléranc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naturelle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contribuer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eprésentant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dministrateur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pécialiste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environnementale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réventio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juridiq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lié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leader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ssu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ge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esustainability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bénévole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apport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articipant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telligent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litre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exempl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uit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artenariat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ttente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grande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eilleure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oursuivr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onnaissanc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ounci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era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term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nnuel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établissement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rincipale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ortefeuil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voi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odè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nombreux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valeu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ègle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atastrophe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diverse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étai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européenn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form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électronique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fix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efficac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essag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eilleu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ecovadi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err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encourag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ublication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vestissement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eprésent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omprendr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orta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transport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éthodologi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frastructur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bien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ommissaire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busines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ossibl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apier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entier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cultur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articiper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jour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unité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avantag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hanghai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bou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raison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locaux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oujour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nnuel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juin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quelq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gérer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o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lightradi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obilité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rè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novant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réuni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créé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junior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optiq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global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friq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gesi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utora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arché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iveaux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iai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déjà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grid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inerai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oye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vai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ériod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ctivité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enviro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dépenda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id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fond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onforme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imiter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développé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hacu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artag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ccord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cteur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février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ritique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égislatio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rendr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dépense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trajet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gouvernement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voir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ppliq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disponibl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jour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déployer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fabricatio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ssuranc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veille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économie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examen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igné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arbon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hargé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hef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onnected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oursuivi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ensibilise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ouvra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ommune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vigueu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oint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atérialité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ièg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econnaissanc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cident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haut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veill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utorité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diq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favorisa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exemple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clu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u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estiné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épartition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hin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évalue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facilite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dée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éunion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log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fourni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irectric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eilleur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organisme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zér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résent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isposition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telie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utilis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ampagn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hong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arqua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asé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ratiq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ésulta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tégre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dul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otentiel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fibr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hoix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ollar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externe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uppor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oyens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électroniq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nnées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bsenc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organes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nsembl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pporter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lternatives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ollect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romotion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réduisa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ises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heures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dentifier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articip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novantes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onnectivité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déplacements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hoisi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local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telligentes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éta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ssentiel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oûts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repos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énéral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oû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universités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octobr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éthodes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résenté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loud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statistiques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onsist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étendr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statu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tégration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trane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ugmenté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wh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hangement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evu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écessaire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ndat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né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age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éveloppa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ternationaux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éalisatio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nnaissance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rmalisatio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éfini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ix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ntrib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econn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ssociatio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ncourag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écessité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ance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elatif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électriq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opérateur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iberté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obteni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équip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rid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bordable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haleu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ntra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économique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oid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ngagé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mmerc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universe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kong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outie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r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evue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urveillanc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chnologique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ctif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mmun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r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révoi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utilisatio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écompens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évéle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nseil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rofessionnel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mporta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orté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dex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édié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roi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ujet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itoyen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ignificative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nflit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telligent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utilisé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étaux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éussit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enda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esponsabilité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ropriété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oi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ernie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nancière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hance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rovenanc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éthod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ocumentatio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hiffre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mmentaire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egard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expert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expertis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ené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onçu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éfi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artographi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venir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éfini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étud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rouver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èr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oumi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uivr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éployé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outenu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national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voici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vitess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éalisé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éalisé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è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onsacré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rectiv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inanc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omm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ommuniquer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ontribua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énéficier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élaboré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rançais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orporat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visioconférenc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pplicabl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ttei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igh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un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onibl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vision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ris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utilisateur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ernier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estiné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orrectiv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omprend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numériqu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ermettr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oui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ouver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ural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éfini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artir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upplémentair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nouvel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ajeur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ris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dp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roposa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ep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raçabilité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ublic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ai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iabilité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e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echnologiq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oitié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violation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ernièr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emain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ow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ontenu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yndical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stitut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éveloppé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ouer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esearch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entité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enquêt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mexiq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nombreus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tégori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éponda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ntrat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jo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ustainability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rq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udi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national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érimètr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irect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éploya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ymbol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vi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énéficié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esoi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tièr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uniq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ropr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mmuniqué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ccessibl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nfli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ouvert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uré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uivr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édical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ravailler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yndicat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nsolidé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ntinuer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ociété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everag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rrièr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organisé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formatiq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résil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mballag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c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naturel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teur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xamin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ort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rincip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ura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d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ubliqu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aibless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istanc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lot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assepor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mpteur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andicapé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énergi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nclu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qui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enir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ulticulturell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iminuer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dèl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yclé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eptembr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onner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iscriminatio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vast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andicap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ormer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yp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roposer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éterminer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uvertur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ouvoir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radui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oubler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épond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ispositif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eul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artou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spect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équilibr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disponibl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iffusio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lé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éparatio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dentifié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articipa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irecteur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artenair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volonté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rançai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ccessibilité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ier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mité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vestisseur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mmercial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ossibilité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ien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acteur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opératio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énergi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roposé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urray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orsq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dentifié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juridiqu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omicil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zon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rimestr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health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die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ientifiqu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onférenc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utilisé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ssentiell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hiffr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ocument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riorité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télécom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ocioéconomiq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oncern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uivant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éférentie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err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arité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xpérienc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ignificativ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roposé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uid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asse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gur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énéfic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eveni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as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édia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évisio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ignificatif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xpérienc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ense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njeux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ejet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ocal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evenu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sag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oin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emi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norm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xposé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ultrahau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épons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assé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lanèt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equis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éographiq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onservatio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echerch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écidé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organism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électriqu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onné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h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or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onséquenc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rimair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térê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not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lub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uid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ourquoi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jon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évélé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aîtris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frastructur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nom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enu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d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ocial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clua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rafic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hg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mo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irculatio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éthodologi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éditio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ravaill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ultitud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ectoriell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écologiq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alcu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nta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ugmente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éalisé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mpliqua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rand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rofi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ong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ien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afety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ontin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ublic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ermettro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apid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lum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fficac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lontair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anagérial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éalisé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di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ajeu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écart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xploitatio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uccè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écompense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écompens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ffectué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utte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aladi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ransitio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oncurrenc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encontré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étap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ersio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ositif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ollectiv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ientifiq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ritativ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ureaux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générationnell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egroup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vri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raité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utilisé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team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ie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évolution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ingapou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olid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éussi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llier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ochain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upérieur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raje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utou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espectueus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épare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mmu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ecyclag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ofessionne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voir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itr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opérationnel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ocioéconomiqu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lomb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uvri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généré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tégrant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aptisé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nstit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ojec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ncevoi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ngres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dg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ste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orcé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ossibilité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édacti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mportant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mposant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ésidé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établi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inanc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quatrièm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émonstrati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l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aboratoir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inancier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ordinati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ésente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quantité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xercic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irige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ignificatif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ransmissi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éfiniti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égionaux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état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ossil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mportant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oi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ouscripti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dopté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c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éservoi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étaillé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ui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mmercia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revet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roisièm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ntext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mmunautair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éuni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gend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versé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ouva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v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c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espectueux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choo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élimine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lendrie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écol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élargi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istincti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emand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nnoncé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oumis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jamai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pplique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ovena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otége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ravailla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hérent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oposé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imit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étud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tratégi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tégrité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ogistiq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all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ecour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encontre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hilanthropiqu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ntrôle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ourni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juille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mpréhensi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direct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ervi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ssur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nfianc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neuf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harg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ie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dispensabl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éveni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lieux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ist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égional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ondiaux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rmina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opérationnell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éfini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nnaîtr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nécessair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ignalé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ublié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ochain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ésenté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llénair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uiva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véhicul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ne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oyenn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ié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direct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jeur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pécifiq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lli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vité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écouvri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orma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géré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incipa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organisé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uta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eflèt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ectar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vent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bsol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mposé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ortai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lecom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mpétitivité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impl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at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ordinateur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lateform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journé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ésentati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herch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hoisi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joh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ort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elbourn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élabor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ouligna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ecour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form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mbauché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hargé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hargé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niversitair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fére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éval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himiqu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âtiment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dapt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lliance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bridging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is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éducatif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ovi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lux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lass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ournitu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scie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rbr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euv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erminaux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opr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lastiqu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ngagé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ngagé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océdé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os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ésoluti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ppliqué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énoncé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llabo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ignal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stitué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dustriel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lati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ud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traint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od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sé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ppréciati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oactiv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ormé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enu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hèm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oblématiqu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énéré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xistant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anneaux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ouvelabl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ése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ésenta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haut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a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mposant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mpératif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ourro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voix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a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vité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joi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génieur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éunissa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hang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ivrais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hinoi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nregistré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oporti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llemagn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v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wh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euill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vidéo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nterpris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uvert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i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sign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éfavorisé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éguliè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erté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dult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out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llect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izsaf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éparti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os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solidé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établi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erniè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médi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élèv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véritabl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raint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émarré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hamb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écisi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vert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ublié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rganis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ctuel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ngag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xaminé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ffra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itoyenn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ntenn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archandis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sidè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ccréditati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hapit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artie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ppe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ctiv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justi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mmuniqué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ée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opulati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aranti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mett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closu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vesti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ait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endanc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nsuit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hèm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iècl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étermin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pb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tilis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ura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évu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dustry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ivé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pérationnell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ptiqu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oû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sult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stim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ogiciel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ffair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ccélér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ubstanc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ultiplexag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ssu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direct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andard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ett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ancé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a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ésent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andidat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novant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mélioré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dispensabl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upervisi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ositi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mmerciaux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nticip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incipal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évit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mposant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ni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upérieu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ssentiell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alai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u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iodiversité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cut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imis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bligatoi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ureau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t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que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ractu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rporati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tilisé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learning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hui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adi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roadband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éalis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éparati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reenpea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arantissa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rganisé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réé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odui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ctualisé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jsi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oduit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hére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ir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atisfai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ffri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eaucou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assager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atio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spect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upervis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ert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rait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llaborativ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événement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ormul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lternativ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présentati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ci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rns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arl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riple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me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atisfaisa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crutement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mmutateu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vancé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ultipl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oblèm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œu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mposit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rqu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iminut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utilisa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éta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xploi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érémoni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ppréhend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ganis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rresponda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acteu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tephe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uccession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re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ructur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ert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lif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éfrigéré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oitur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âch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étudi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abitud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solidé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illet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xposé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évalué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qualit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iais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irectric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hart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éthodiq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ui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écuris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éploi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urs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h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rqu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échang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arr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ransmettr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trôlé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cerné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évol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cti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mplémentair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eutralit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specta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esquell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ariab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inteni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mmobili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évidenc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ngineering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ncien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ntit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olair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rac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n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êt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oubl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ris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énéfici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nac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héori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nalys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ertinent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xig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ntré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nalys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ircuit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isibilit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ittsburgh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btenu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anvi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ociétal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mportant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ssoci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nalyst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ifférenc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établi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ong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écri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amm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mple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éflex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ésent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agn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évolutionn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xxi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colair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ncouragea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mprena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ee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avorab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ransfer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écouvert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érifi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ièc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ésign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ag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jeur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nect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rbura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égr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nver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estat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mplèt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fract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û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cherch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qualité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rav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onn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alaria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itul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quantité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ort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uteur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lumini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yndica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établi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hysiq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ci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erse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uleur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ystem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rillant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rict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ccident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rimestriel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éressa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omm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irectiv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outi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égré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oposer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limentat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abe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ommé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aranti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en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por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i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édié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ivr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fac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ham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urb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énéra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mmun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emier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itig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utrich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ibr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élaboré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llabor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vanc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stim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y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ouci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érieu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estinat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nancièr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x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uje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mmissair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patia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ssist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âbl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bjectiv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ockag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ppareil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ébat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connaîtr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vanc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posa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ehor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tinu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unit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mmercia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enchmarking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end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iminu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acilit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jouté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ohame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neva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sidérab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ouffra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uropée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ext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enr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ogra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mpan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égré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mpu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v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outena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or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églementair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éfavorisé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ctualisé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pécialisé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andard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emièr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bg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pprouv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ptimis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ugmentat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inistr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ébit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auss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térie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çu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étier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ouvoir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ivr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outefoi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eutsch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ondial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présent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dentifi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éminin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ît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ccompagn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ofil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hriste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vergé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ajeev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mbinais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ign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ystématiq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épartement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iabl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d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crèt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cerné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éri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égal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ourr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dentifié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ab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upport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ib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dopt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pportunit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lei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egr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ffr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connu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éversement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usceptibl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nforc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nforc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énévo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lev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uissanc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s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stitut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oportionné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ab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mmuniqué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emestr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mploi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xtrapolat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echnica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ll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ieux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udge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ocesseu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m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énér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i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telier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éposé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émoign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rain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ttribu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iérarchiq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sult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x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sam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esourc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ttribu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rchitectu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staur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quier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tou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ensifi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éguliè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rté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a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ptabl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cour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px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mport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évalu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opt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ouhai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as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réquen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st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oumett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ermédiai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iscussio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ractic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ésult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ignatai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rrivé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ig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élargi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onorai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oul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ou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élémédecin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a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perfici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lign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ug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naux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emm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end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mand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rveill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herat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sort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issipateur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trepreneur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imi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en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ccompagn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ictor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écis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auteu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ganiz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ud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ritè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formul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êtemen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bitieux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orai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cheté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b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he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irigea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m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ublicit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ven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ex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u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eu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sponsabilis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lart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ugand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éel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mploy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en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écern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oo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estatai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v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ersé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évu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qualitativ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itoye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llust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urbai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vori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ccept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ncontr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damental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tribu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ttir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nd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omogè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étudi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entilateur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rocellul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ensu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qu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pteur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lect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ucrati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écessit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ativ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ictim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laisi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écologiqu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arcour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lima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dustriell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form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ctu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iplôm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iv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ignalemen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nd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o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él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figur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vité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ib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ige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écanism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éprim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ériqu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es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ptimi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oo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ertifi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otal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or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nomic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labor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war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tten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istanc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éalab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oxydab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flét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élabor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élior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mbouteillag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ett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hrist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spè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ccroît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is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cueilli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hi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uver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aminé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ô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ffect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ag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ivi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andi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arfai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éploy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quotidienn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épass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form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ha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égulier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irec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v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as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ignit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éserv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b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stainab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haud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ossier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pla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atien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éserv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imest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ffectu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uch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éussi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us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aren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haper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outenu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uropéenn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ndulai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artage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x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x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cv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utoris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ctiv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utori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issip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hilipp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lac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hénomè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x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lh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dd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usager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itu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sb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ubli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uréa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ign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âti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manen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tentiel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écupér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édagogiq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édui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stiné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portan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èg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gen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urni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voc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ssibl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amm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mand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e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aramèt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und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en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ré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dic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muniqué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si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vainc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port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qingda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rmidab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xé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tretie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d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ésenté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ouv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étec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lant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lev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uss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urabl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abitan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cc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serv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eedback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urn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ctionnel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émergent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opt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istant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mballag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erroviai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prim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ffect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rfa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spèc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estatai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ructuré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formatiqu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égr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is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ga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éla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éréotyp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trai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i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quan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ccueil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primant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apt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re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hè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pens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églement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amin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cheteur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ssess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ncont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parenc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urni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e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pétitif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roissa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le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rm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oumi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pab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n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ur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scit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and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port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éliz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pport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s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écialis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hè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spectiv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btenu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è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échelonn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ag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rtographi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bi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ranch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ail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hattanoog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émira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nc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apid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otégé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pervis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limatiqu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ssur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étaillé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elg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éventuell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somm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émoign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por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ab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ôl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émarch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end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parrain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agiai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égré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ynamiq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u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york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lev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gag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clu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hacu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abl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éism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éléphoni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us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écurseu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égul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damentaux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pliq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ent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sommateur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ccélér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ccru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otalit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rum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ten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egmen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sceptib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alytiqu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diqu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ss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ndatai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épass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gur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vro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éléphon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ériphéri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égiona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éga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log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lgr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ccompagn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sidér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ssoci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cueilli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gen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oritai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rtou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rmul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évolu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implifi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éel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rontiè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éventiv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ssi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lanc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orc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ch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ontr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otocol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dividu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ont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a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bsol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opriétai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étroi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odific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vantag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is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yearbook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war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mercialis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rc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présaill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ublié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uver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ppuy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igh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rab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adiofréquenc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stall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eeli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pliqu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ultimédia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yageur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er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seiller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fficiel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tact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uma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énéralis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nima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hilanthropiq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ér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sultan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pitalism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av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aisi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uv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pabl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trepri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dentit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s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ertai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pos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approch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légien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spag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éba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tretien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ouveaut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ersé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omm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divid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nc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égoci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ssiv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thniq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car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rbain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cern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écédent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ener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cerné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uropea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tisfaisan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céd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rainag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terac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rend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hématiqu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liqu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zaine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osely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cep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ébergeme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rmul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jug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spri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uvr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karlshöh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pectueu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eu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nutieu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ctroy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uhai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cid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bord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arab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xima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ultiplié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oa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volutionnai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bus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mit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équ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arb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gress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posi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termin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ntionné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égyp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lutô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llici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nalys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al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cid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imatis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rai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uma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vanc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uropéen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or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ppressio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jord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ic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îtris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llabor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ursuivr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s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lex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chez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stingué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eclar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ministratif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uch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curre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uditeu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eu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mpagn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peteri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è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ite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elgiq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fidentiali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m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roch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périeur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acho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atarin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cert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ystémiq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form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rrest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utilis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rveill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hésio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un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s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port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mi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l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ableau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ti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enta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ich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utomati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rmu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ursui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yn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erro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gi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vap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assembl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am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umiè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imordia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évalu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rtuel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ulig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énéralis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spa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titu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ho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équilibr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udu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émini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gains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n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tinen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rim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glag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lcul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ffre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fficiel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ciet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ssembl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udit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mens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rovers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illia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borda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t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dien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firm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u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r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en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chang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aikik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rveu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nvoi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con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èg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arriè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idérab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a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ationalit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amb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velopp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v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menc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bus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e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cuei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arifi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bin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uvre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uiss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termin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ntie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urn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u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norit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i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oitu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angalo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et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alis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ffec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onn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reakthroug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c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uris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vulg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ri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norit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mutateu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vr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ruci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o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ima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umul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olid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adigm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tiv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rrup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finiss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ursiè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anga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imul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lcul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ass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firm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ewa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lcul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grè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ansform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dépenda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pula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ar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dir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estigieu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dui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loba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dépenda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condui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émoign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llia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iangx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chie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ai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ar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cern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trêm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tine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ffér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mpératu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ista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ulta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au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mbassadeu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énér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nz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pass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ffectu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tabli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xuel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pa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spec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ér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œuv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rédi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déli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présen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mul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tteindr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e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rèch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mocratis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chanic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par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u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comb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délis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aca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oi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c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u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xim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biliè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us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ésid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tric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tualis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lia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eill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prim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alid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erc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vironment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ait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nctionn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co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mis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n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soud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verg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inuer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eo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chéa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électionn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ansfér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m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availleu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renai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rt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talog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ssentiel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duis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olontaria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ésum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bten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lui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ectric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pris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ne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ul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nda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éte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mpliqu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ponai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timis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luidi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el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jonctu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rtab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ongu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ritatif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étéorologiqu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agi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timis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urrie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nd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lann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donési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jori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eut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utochton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u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dentifi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sum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teragi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ffrir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ac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tuel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arif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erg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es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entra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cou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conn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teractif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voil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abrie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spac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sig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teind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nanc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gag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divid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cens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z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o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auffa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stingu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alentueu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ti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ta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al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c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ventai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valu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ti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acr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gress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ansfér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rob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obe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jout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ouvernementa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uthwes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vainc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pita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tali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al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ai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aboratoi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ructurel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parti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aditionnel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clus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ilit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bventionn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mil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omogénéi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urri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â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ig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registreme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a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tin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bord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utilis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au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cili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ulag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ffo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udu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olesce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écis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ffich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écau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cl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tai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nouvel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n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ert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ientè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couver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nctionnali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tualis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e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arcelo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crédit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oi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terac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éci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ffer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ciétau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ualita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ç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e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ue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nctionn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rm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joind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sidue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lie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es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dar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lè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nistè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tabilis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tap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li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cri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na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ara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spos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omm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ttrac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tai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ribe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uil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ényan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anqu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ximi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bi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ouv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usai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ackhaul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ttach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ot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still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dic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rc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criv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tners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ssa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nctionnalit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ilie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r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ea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lectrici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ccas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apt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otel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entra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ffe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gar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luan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érifi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bilis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a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form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tag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ciergeri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nufacture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he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di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x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o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quisi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fin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lu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présid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mettrai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tv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énomèn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lidarit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apt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posi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cupér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nve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uteu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andicap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urrai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montr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équ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ansactionnel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uti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ducteu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ange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t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eu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vénementiel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earn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ard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luetoot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uvri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itoyenne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avig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utie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abili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deau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toco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munit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rch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termin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év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anspare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fen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lliar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m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erseme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iz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isc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dal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es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fesseu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em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ttrib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ai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o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novateu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térê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tag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percu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der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ritim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qui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rmulai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n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ci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yrt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sonnel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dui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a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mploi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uteil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i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untai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as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as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cord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écuris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ectu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fi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si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ducatif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dcas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viendrai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rtrai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oul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ci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élévis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ogeme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ubliq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écéden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hsm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ssur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mpo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arais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cosystèm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tinérai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térieu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mplant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uhait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en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euv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difi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omin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épar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ffici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mocratiq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érie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uitièm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or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ri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ari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contournab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aloris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quéfi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éléprés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lémentari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urniss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milai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pond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in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reprend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ebdomadai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git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mélio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airi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mane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ff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availl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ellulai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ssoci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ouch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énè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taill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gnifi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cycl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reig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pplémentai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sur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hev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trêm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ossi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t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n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titu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ouvernementa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nanc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ub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le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ccul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ffec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n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périmen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roît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cto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ssur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uel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ir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venu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si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staur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uve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di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o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thiqu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par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iss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dida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hsa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ansformateu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ynamiqu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mi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isabili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ffus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publiq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ulign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pliq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ubli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énéfici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clair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nq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uida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a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cent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uro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uver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roua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ot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oto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ttei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r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ul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la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lgéri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acr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éconi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ali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mplaç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nd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spens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éminai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gurai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s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cev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nico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versit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cienc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gra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ari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bonn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clu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ernar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pér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présent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oc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tend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mpow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ub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pprim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dacteu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ewswee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tellectuel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ein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ugme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omm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tail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uni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ulign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estionnai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gi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ppli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o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visag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ythm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ra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çu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di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uteu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édomina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t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ploieme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ptv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ursui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prim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ilo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utu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édig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bine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ra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abita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imul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alogu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ulture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quis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cell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clench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spens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urqui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or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ili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assem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vr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d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form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v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mercialis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luriel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nnuel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niversel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ndamenta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i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voi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cédu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ymposiu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ticulie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ér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dui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o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ern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ationa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sireu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uten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connec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nglai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no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amin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ptièm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uten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ustrali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ntr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ultiplic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ibl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aduis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s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sciplinai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uscul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ven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eydeman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ta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mplifi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ériod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en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ccup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tuel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sservi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osi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tt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nanci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éanc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reez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génieri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élépho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ign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mp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g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ten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au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llectif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mett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assific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liqu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xièm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uisq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rrectif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ruxel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nt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acr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ect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evi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uteu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ffectu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ffectu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élec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o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gnatu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oxyd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écu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liqu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rige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cru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ticipan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housias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omm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isi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fc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vi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rta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lant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uestionnai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inten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ssur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éci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céd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ati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mes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r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velopp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p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condai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rochu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ourritu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aus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rai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is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stall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mpaig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époxyd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émoign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nsit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s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u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group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ee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lai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clus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cp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ortiv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éposé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utue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port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ld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serv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ou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minist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ompagn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mettan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méric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céde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fédér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rbain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h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cè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atiqu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éciali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ératif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se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im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s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sséd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ltilatéral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lackroc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oisi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nmout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ccup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im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nta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car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diopath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ri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v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l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co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emt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versifi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plo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ent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llageo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bsent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sa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xe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ngoli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mniswitc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tenti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onomis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r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érita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din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forma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ribu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éléb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élé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onési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gl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uter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ubl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ligen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lais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ohan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quipementi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rupule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teint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ukik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iend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égoci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n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tei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ustri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erv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elé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hr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is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rg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lex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ern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il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quip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visi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y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ss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forma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nqu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w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cour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el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ll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tribu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pertori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eil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outub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corpore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mai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rr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tau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traordinair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sda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ven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mploy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nd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ita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sum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ltimod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rco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bserv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courag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res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od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mp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ma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ussi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tional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courag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join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eph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t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mit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gorith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ues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ttach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bout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nufactur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nét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élior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err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inay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oid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alitatif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i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éonat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ç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gil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nicipa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rif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s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gnét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rrovi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è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in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el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ru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gag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i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i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rouv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ndaté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ic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servé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iloton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ciné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démar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n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ë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o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mpil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entu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urmand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mporair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dfyp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bol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uctu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vancé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worldwi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crer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antific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ylv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end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e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réci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laborativ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gici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ercialis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m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ustificativ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ercialis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gm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l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didat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nsul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quiétud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vi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gnan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fi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apervi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écheres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ttoy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m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tud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ompl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ompl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mas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bloqu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hantill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édér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uriannu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gn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titu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r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imen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uss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sili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tingu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vast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ériphér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réc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naî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quér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tégé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p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unaut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prouv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irec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éomarke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patrie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rc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engup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tr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rê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ign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ign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harg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plac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trud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nsu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bl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trou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igaton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oc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o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rmonis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roch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fian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a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ctroy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mel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un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e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liè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rresponda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b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nda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actéris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volutif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rè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nergét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quita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largis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vit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ccelera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bord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ursuiv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rne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robe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tseurofirs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issant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ydrocarbur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chiev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rofond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y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nex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gazi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in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sura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mul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ttoy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énali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ganisationne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ea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c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arais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ticipez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directionn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onomise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utiè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li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essu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êt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op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onsor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uc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omb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ôn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bo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i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ld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raîn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fin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ponibil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lonner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ymo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ét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is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ér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gn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égoci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cumen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tivat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ntre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registr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ulev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fect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décess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volu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sis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i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valu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o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ociació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gan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nigr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s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ilà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vert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matérialis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l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ultur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locut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ivez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are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d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nsifi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secu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ponsabili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g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it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ut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nn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ulea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lid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im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scomp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reve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y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ursiè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iv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matériali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us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iv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ptis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préside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value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is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vél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titrus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ci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ankro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umanit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portionn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mniprése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d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ed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itu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éanmoi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hab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ossi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rtuo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te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rnov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id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rresponda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ivilég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élè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ssi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pitali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lari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nd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n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d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itu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m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conn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ci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uvr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taur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ividu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ra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qua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bri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spen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mess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ule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émat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gno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loris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uva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rtzi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cer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nag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i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nivers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élèb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antif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merg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gn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ut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x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joign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gram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idér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abl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mer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ri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malis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v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timi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ccupation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nthès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utilis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te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ttoy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kamot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ltrarapid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ngereus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nseign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er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óv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stéri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figu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view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lori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ez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ci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étitiv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n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pect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atri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ccup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vori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agn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i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légien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eboo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épenda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v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ci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adem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partis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merg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r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m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cend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clu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mme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sa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légu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sum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kcs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itul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producti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pos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ny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semblag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bin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r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est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équa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ugh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blet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mand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i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fite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era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tend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he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ckag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ê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ch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céd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ditionn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ist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gage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i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ixanta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produi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ccup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sexu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sticid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donvi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en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sum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jou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rri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bstanti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tinéra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ci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fér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montr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god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lo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bin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nnet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to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étropo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vantage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mplific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péle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yungw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jou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ss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onn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nn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plac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twork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u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tu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riz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ass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n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isi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paul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e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llim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quivale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sidu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estigie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t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ui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hé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aug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uv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limin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dgét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ir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m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ume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ou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actérist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ridealo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déli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ow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u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ent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hémat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ich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invest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n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ncez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ará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ar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loi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rè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totyp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evo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rofond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ériod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oalhav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fili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le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onnais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lici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in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r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nn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i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érationn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emn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bserv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eric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asha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tsah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ide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or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st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llustr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alys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présid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martpho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créti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ypothès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édica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cestr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liqu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ltipart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bm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gi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li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défin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lo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gnal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éléphon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équ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d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olar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énérali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onomis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prend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batt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an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er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écessi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re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ogu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déosurveill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irofum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dula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la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érie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fférenci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tific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ali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éri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ditionn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it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volutionn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sign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lcu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ural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rcí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téri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taur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sitionn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shalakh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wd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bten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u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cu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sca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édiat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ampal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gend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allè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si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pec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blay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m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ueill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fens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us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ndardi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ffer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uch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ati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ggè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rbulen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éléb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iqu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examin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ueill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ltistandar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ék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ueill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v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éri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fic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otidi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r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nu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c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lit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liag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nd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sengorg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a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ur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netpériphér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pé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iss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no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âg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éte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tu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put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imordi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émoignag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d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tisfaisa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n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ganisationn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alyt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onditionn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derni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blet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tori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spagno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mb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déli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dure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vi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ri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roch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rvi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a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nta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omm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ov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lemedic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pass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m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dro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tionnaria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ouver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rouv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li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id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tta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nd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as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rrez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llici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iqu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tu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fili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ordon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œuvr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lycarbona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iffr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lorianópol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ti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lè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lou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c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lige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ver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res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eesc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totyp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upa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up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har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â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up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rôl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ras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alog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éta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nificat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wn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nt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u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oissa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li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nch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bl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écuni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deplo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pport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nd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antita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bl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al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ga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ec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tba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mniswitcht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édai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ndiali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ordan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bmar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derni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id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ponsibil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sist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éri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pervis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ol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rb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opè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tabl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n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eign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ir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gis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cep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ildlif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bé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uv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bli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cha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l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périeu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ltramoder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auc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stim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positar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pens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yo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ten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m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long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pens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sassembl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tuali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ccasionn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ûte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let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rven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ce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p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hiz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ag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timiz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organis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fect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éres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ily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sser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dépendan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mologu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s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quip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llarce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ls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fo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éte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nn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cta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le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es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luidif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nn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t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pose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luence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ann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yo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mobili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aderboar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gai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is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i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bstac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â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éativ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ividu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inet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pit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por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t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men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igoure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sunam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nect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ribua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lèv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mes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ver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mpor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nel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reten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rg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rodu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ribue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ut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énur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matérialis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nag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v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c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oton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thn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ppel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ce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ordonn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ndh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fend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rog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tric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bat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ide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uz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it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w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r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bus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donn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enfai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jugu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antitatif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otovoltaï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cyclet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ô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serv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dict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lona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serv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éthodolog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v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vacu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rôl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hos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sort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inser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orm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dic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o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nonc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sort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ting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ug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it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trui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up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c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ropri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y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ar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agmat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men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nisphè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in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in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vertiss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wnship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tan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lica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loign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ekl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f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a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ole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uffi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u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xica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a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e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tist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pir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ya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éis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ns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oli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lid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fi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nda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rte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ten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ga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ns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blig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mp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u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ormationn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lu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uw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zom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visionn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dic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emni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lding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ac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u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nov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égali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tay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c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del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rac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lefónic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rainag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fession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xica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ulta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ra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ribu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chiv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t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ynami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str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rtha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cha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toyen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bserv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onver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ua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aranta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gen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glob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ult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vainc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vainc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x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bordonn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pas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ura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édér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n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dat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énu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à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nsu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d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forma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dui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por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is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atur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du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urni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tall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nali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ommand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ustifi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x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me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cad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tastroph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w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matériali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lue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art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llua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end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ouv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énéf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d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ident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h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tim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plac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alifi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occup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saw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lehealt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sura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li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tuali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ibil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llustr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lica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ispani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part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ur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lec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ectric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nerg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ol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sti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intégr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spend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vo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tu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verlay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ianç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just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n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voqu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ter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i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défini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tomat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long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tomati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nd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activ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tudi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rain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oi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fec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lexi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je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ades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à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x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mpê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brair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tofinanc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jeun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mplifi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rê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écialis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nac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en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termin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li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con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wee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c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tic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ilet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nali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group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velopp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ort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fec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ul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igoure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ci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rwoo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sectori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res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dui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i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erciali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r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romett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média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jugu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ur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escript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prouv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atri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doubl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gn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teign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loss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c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électionn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fléchis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tu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ntr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reten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énéral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po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opte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écessi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te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lemm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p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n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ceptionn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sol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mili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paul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ru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ur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irpor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urabil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tend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lyéthylè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mpelc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arten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bjectiv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qu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agn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néti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dig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uther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ui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volution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lad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s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diri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ôtoy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uy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nthè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os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g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nter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év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mil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mas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isi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c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térie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v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bven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fich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uréa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bsolè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ign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pid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ou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nif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ittenho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ys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u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fend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sire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dui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rtu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ten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ag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sserv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édi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laborat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tori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lativi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roul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à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labo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édec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x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uch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nu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stetelec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n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ô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man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repreneuria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u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vestigu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erc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side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tono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g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ribu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torou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énya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amazak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l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pens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singhu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pprim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limin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g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fléch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du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lo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ar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b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n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cour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tect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urs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si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condar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undació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dinat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ov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énéros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ngstè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amina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h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omme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dirig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bat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û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sci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érif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ectacul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v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n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paul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û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end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llici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lim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colari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e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actè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ock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or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égisla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os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ouv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nk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ronn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apt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inten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ntabil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our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ingqia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actitu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contourna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tu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ok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lo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ffectu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antita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ou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if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luenc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fess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lou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itue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ét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ul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s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nac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ouy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hang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marr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lég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s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rim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glement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hé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e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ègl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pren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mbauch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mbl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g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ti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centr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li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mi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ito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fle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nali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bil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émin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ven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atici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ultiv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tu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ticuliè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rba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ghttouc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g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dcas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isin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mmanu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an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x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uganda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ît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os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tu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élécharg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up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è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fflu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fér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dali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vigu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pp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mont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i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prési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ss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oph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éné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ubl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mp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at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ea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t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ffici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squ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dm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pend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ége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gg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bserv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u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lid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gramm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ferr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mmag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di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o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onnaî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t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lectromagnét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nnesse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m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conditionn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nib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trai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l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is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iss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min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nifi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ris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han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rveill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lopa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rai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y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vien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i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rim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rbai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at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mograph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out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nn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t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a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cez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ctori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priét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onnaissan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llar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ussl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liv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nei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ir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ividu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logén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ono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ministra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rim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ven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labore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ngtemp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tablis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ener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o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uriannu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vi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lidar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ribu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énéra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ontolog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ffisa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géni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ghtread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mb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clam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ilitat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éress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verg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rm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chan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rcred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yr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imul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uctur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nta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ng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ovi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clu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ic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limin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lector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ov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ma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rofond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ral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ga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m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itu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nquiè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vo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tec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ain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ê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éne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nseign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ffec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ê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uniqu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ista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ffici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réhens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bstac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uni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fig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ibun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r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msu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imen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gmen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nc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lendri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pplé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o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tingu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llum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nya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étro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rovisionn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gaz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rich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duc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di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en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ycl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mplo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ueill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dip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u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ticipe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eyo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osoph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pu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o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énér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jet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ess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érica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eci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erm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corpo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si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ol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he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m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ommand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édéri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ffici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lecommunic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compens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ormati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compens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bouch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mba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metteus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bin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ectrotechnic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uc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rmon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g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vi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ydgoszcz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u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ienn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ordinat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ltipl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ontan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no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d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compen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m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pô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group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ib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ng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bine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énéralecom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tu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ss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po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in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mm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igea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phistiqu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oissa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is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ondui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gan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ffi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urr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fron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lair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ss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m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ntral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e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t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rony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adw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cl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nouvel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d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forme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atifia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front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parav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f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fron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sca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muné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rea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ivilégi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i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pu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pl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r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iqu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t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ul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pè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vin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ol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ndat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nik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ffi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uy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era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ulev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r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tage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bo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up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ntrali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lue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voy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bandonner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nifor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vertibil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pl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lant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u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bw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ort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im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ino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wc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silie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tt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eta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atu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nio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alp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traordin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lentiss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écutiv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is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ompagn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équilibr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nforç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mp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b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élécharg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ompagn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minu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in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dè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sembl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ip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velopp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vr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utilisa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is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essi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éti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i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dacie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enesy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eantec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and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voy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valu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ycée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tori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i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po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ractu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llu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n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ditionn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hésif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quivo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nc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férenti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roul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élio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l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augur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qu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pp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imula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uvernement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ceptionn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ti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ré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u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ividuali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ir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sitif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arepoi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mili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nov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ru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mili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oi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nopolist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view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o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l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ectric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tr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ntom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cat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ltiraci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ll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ériphér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omal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âche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m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vè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tudi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form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ss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dament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quilib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mat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sign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ig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sur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égislatif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vó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gul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ngu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otograph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éri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uvez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ustr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vê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sign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pliss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urvo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aturis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itu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loit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ulo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ur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pétu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rvei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nch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rtefeui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hé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is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ço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ulu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rrespo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des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bin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lychlor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rôl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ritann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ighl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yot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titu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gment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ess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nit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rbicid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sa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vora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œ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ssembl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col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tic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ng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il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uch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di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pecter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ctori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tu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cti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pprim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vend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ore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éra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fer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arten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ccess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lcul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id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équen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ffic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ord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stinat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g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f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br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in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è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imid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fich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uadalaja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dit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élétravaill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ayat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nd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ustri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fich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min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énéfi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v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gmen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sserv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ande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liy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nd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éd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cenda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den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de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nqu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mbodgie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tomb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édi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he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ra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la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lair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ll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der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lectromagnét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ffus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curs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logè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plô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en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nd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scolaris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serv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en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jes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éressa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u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rg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térior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ilowat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ei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nivers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tew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otidien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vic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gular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itch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tuali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crét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ceptiv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i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allè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ndém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ormaticie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me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cre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sul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ploy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arqua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t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la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pec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u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ame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ductiv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éberge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lid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w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gnal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bservat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ssager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omm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nquanta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yungsaengw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quipement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clusiv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liqu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re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wee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fres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w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plis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a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sso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dji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w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l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crip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ional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ustif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rlan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édu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éopolit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nd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imen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taill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oxy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égre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ssif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celle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ssembl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wit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t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ort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ibles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nc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énéfici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nd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atu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babil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rtu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ien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verge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nd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is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empl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est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livr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lo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lu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œ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rain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lum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voitur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rmoni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fau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odm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ristchurc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ê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un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x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f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p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ction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compati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nd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ti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raîn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laboratr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m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idér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arqua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u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ign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termina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nouvela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ag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ultur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soci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quilibr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gr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ng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amét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ingd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b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ot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r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n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gare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inu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ut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rig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oue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m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ort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dat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eill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b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chitectu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r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m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gl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lu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erc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luvien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bba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s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dif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llow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bl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ic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ig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ic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r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sista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f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der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roy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p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éliore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pho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ilt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édai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pos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n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vent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s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pen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sol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p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dafo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tisala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ompl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ys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bili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rifi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uscr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r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n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tinguish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ois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orm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tut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ér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pi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cen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ve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po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spér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lect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amewor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nex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it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ick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versi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locu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ximis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omman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ltiling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oo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éque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ach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uronn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ono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ch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pt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labore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ço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oll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gist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pr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tt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ay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tribut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rip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vi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ura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crétaria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uriti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nicip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laboratif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ventu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ynda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ep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ff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oun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ui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blivio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is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ar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é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jet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quita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défin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p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ér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êv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lumine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batt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mé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d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roduc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spagno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utrali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mpêch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lect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ccourc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loriz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bl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amèt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lect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app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iti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ri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i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ndardiz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port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ise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égral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ycla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p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bassad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uttgar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res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eenho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nemar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ilomèt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ritu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ordonn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amin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idé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ut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oeffica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è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électionn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n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id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pa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troi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ipu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plac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uver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ru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odiala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ust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pa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os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trit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fectionn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rb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sectori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car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udwigsbur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liz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ee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uridisciplin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idér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pec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vena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ximi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utu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quê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itt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nlie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liqu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nu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onésie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id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éricai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t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l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cipli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ntr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icewaterhousecoop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av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dul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us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lissad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alogu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tor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xu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por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es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anc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os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éenregistr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rmo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vra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mplic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vestig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itul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cadr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imestri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f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tize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érien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it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urnitu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mér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tizenshi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cri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sitiv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nn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ntai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cep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vertiss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por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nifes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izensta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âti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nex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un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acr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long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i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onnalis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ug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fè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cri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s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eu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isionn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llag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ill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busti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éthodolog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nit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lveilla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térieu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eill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édi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lici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ustif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bby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nergivo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estima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tent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rrél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gn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an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inza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one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ub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ens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lémentai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lo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rc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passera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oisissez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ou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ort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mili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pertori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ncont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énéficie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r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gn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wissc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arti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ivilégi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ég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vers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iona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e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dig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housiasm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cisionn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lectrogè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ximi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inten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dent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cien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ormationn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voqu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bil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araît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ara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r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nt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ent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gul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uei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ns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ann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i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cep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suchid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us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fi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n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britero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éti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n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nue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ponda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lob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pir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llowshi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p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sibili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ssay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olf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ucio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ul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yc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ti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licit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ig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rrec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roî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form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gna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élica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ig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mbarqu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os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viso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évalu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censeu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or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ac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édi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tay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çonn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g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l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p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pitalis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n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leureu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uess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oudba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d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mbo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auvriss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ançais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énéf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s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équa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gur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èch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tiv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ctoris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uizho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n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ent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git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v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r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merg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bo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ier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ita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verg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spill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b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nsfor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alys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sectori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intemp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ço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igè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réé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uss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çon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n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tourn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nd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lanc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iat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ul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évélé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ro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ê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t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raper</text:p>
          </table:table-cell>
          <table:table-cell office:value-type="float" office:value="1">
            <text:p>1</text:p>
          </table:table-cell>
        </table:table-row>
        <table:table-row table:style-name="ro1" table:number-rows-repeated="104297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B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4T23:43:42</meta:creation-date>
    <dc:date>2013-01-24T23:48:53</dc:date>
    <meta:editing-duration>P0D</meta:editing-duration>
    <meta:editing-cycles>1</meta:editing-cycles>
    <meta:document-statistic meta:table-count="3" meta:cell-count="11198" meta:object-count="0"/>
    <meta:generator>LibreOffice/3.5$Linux_X86_64 LibreOffice_project/350m1$Build-2</meta:generator>
  </office:meta>
</office:document-meta>
</file>